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1e0c" officeooo:paragraph-rsid="00161e0c"/>
    </style:style>
    <style:style style:name="P2" style:family="paragraph" style:parent-style-name="Standard">
      <style:text-properties officeooo:rsid="00161e0c" officeooo:paragraph-rsid="00161e0c"/>
    </style:style>
    <style:style style:name="P3" style:family="paragraph" style:parent-style-name="Standard">
      <style:text-properties officeooo:rsid="0017991c" officeooo:paragraph-rsid="0017991c"/>
    </style:style>
    <style:style style:name="T1" style:family="text">
      <style:text-properties officeooo:rsid="001799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lut Edouard ,</text:p>
      <text:p text:style-name="P1"/>
      <text:p text:style-name="P1">Je reviens vers toi concernant ta demande d’accès aux logs de l’application.</text:p>
      <text:p text:style-name="P3">La politique interne de l’entreprise est de ne pas transmettre les accès root car ce sont des accès sensible qui peuvent causé des incident ou des événements pouvant entravé le bon déroulement de la société .En revanche ,nous allons mettre a ta disposition tout les enflements nécessaire au bon déroulement de ton projet ,tu auras juste a nous faire une demande et nous te transmettrons ce dont tu as besoin .</text:p>
      <text:p text:style-name="P3"/>
      <text:p text:style-name="P1">Afin de répondre <text:span text:style-name="T1">a tes besoins </text:span>,je te propose une réunion ,selon tes disposition<text:span text:style-name="T1">s ,</text:span>afin d’<text:span text:style-name="T1">analyser </text:span><text:s/><text:span text:style-name="T1">les données nécessaire au projet.</text:span></text:p>
      <text:p text:style-name="P1"/>
      <text:p text:style-name="P1">Je reste a ta disposition</text:p>
      <text:p text:style-name="P1">T<text:span text:style-name="T1">arek du </text:span>DSI</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2T07:01:53.462897517</meta:creation-date>
    <dc:date>2024-03-29T06:30:19.335251553</dc:date>
    <meta:editing-duration>PT12M33S</meta:editing-duration>
    <meta:editing-cycles>2</meta:editing-cycles>
    <meta:generator>LibreOffice/7.3.7.2$Linux_X86_64 LibreOffice_project/30$Build-2</meta:generator>
    <meta:document-statistic meta:table-count="0" meta:image-count="0" meta:object-count="0" meta:page-count="1" meta:paragraph-count="6" meta:word-count="115" meta:character-count="670" meta:non-whitespace-character-count="560"/>
  </office:meta>
</office:document-meta>
</file>